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1E57CBEE9A0806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rsid="00109c81" officeooo:paragraph-rsid="00109c81"/>
    </style:style>
    <style:style style:name="T1" style:family="text">
      <style:text-properties fo:color="#000000" style:font-name="Helvetica"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7.117cm" svg:y="1.402cm" svg:width="2.646cm" svg:height="2.646cm" draw:z-index="0"><draw:image xlink:href="Pictures/1000020100000064000000641E57CBEE9A08068A.png" xlink:type="simple" xlink:show="embed" xlink:actuate="onLoad"/></draw:frame><text:span text:style-name="T1">Soy una imagen c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9T18:02:23.994367858</dc:date>
    <meta:editing-duration>PT2M11S</meta:editing-duration>
    <meta:editing-cycles>1</meta:editing-cycles>
    <meta:document-statistic meta:table-count="0" meta:image-count="1" meta:object-count="0" meta:page-count="1" meta:paragraph-count="1" meta:word-count="4" meta:character-count="17" meta:non-whitespace-character-count="14"/>
    <meta:generator>LibreOffice/5.1.4.2$Linux_X86_64 LibreOffice_project/10m0$Build-2</meta:generator>
  </office:meta>
</office:document-meta>
</file>